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86in" style:rel-column-width="1078*"/>
    </style:style>
    <style:style style:name="Table1.B" style:family="table-column">
      <style:table-column-properties style:column-width="0.9375in" style:rel-column-width="1350*"/>
    </style:style>
    <style:style style:name="Table1.C" style:family="table-column">
      <style:table-column-properties style:column-width="5.2389in" style:rel-column-width="75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9793" officeooo:paragraph-rsid="00159793"/>
    </style:style>
    <style:style style:name="P2" style:family="paragraph" style:parent-style-name="Standard">
      <style:text-properties fo:font-weight="bold" officeooo:rsid="00159793" officeooo:paragraph-rsid="00159793" style:font-weight-asian="bold" style:font-weight-complex="bold"/>
    </style:style>
    <style:style style:name="P3" style:family="paragraph" style:parent-style-name="Standard">
      <style:text-properties fo:font-weight="normal" officeooo:rsid="0015cca9" officeooo:paragraph-rsid="00162b8c" style:font-weight-asian="normal" style:font-weight-complex="normal"/>
    </style:style>
    <style:style style:name="P4" style:family="paragraph" style:parent-style-name="Standard">
      <style:text-properties fo:font-style="italic" fo:font-weight="normal" officeooo:rsid="00159793" officeooo:paragraph-rsid="00159793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tyle="italic" fo:font-weight="normal" officeooo:rsid="00159793" officeooo:paragraph-rsid="00159793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fo:font-style="italic" fo:font-weight="normal" officeooo:rsid="00159793" officeooo:paragraph-rsid="00159793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text-properties fo:font-weight="bold" officeooo:rsid="00159793" officeooo:paragraph-rsid="00159793" style:font-weight-asian="bold" style:font-weight-complex="bold"/>
    </style:style>
    <style:style style:name="P8" style:family="paragraph" style:parent-style-name="Standard">
      <style:text-properties fo:font-weight="bold" officeooo:rsid="00159793" officeooo:paragraph-rsid="00159793" style:font-weight-asian="bold" style:font-weight-complex="bold"/>
    </style:style>
    <style:style style:name="P9" style:family="paragraph" style:parent-style-name="Standard" style:list-style-name="L2">
      <style:text-properties fo:font-weight="normal" officeooo:rsid="00162b8c" officeooo:paragraph-rsid="00162b8c" style:font-weight-asian="normal" style:font-weight-complex="normal"/>
    </style:style>
    <style:style style:name="P10" style:family="paragraph" style:parent-style-name="Standard">
      <style:text-properties fo:font-weight="normal" officeooo:rsid="0018e702" officeooo:paragraph-rsid="0018e702" style:font-weight-asian="normal" style:font-weight-complex="normal"/>
    </style:style>
    <style:style style:name="P11" style:family="paragraph" style:parent-style-name="Standard">
      <style:text-properties fo:font-weight="normal" officeooo:rsid="00159793" officeooo:paragraph-rsid="00159793" style:font-weight-asian="normal" style:font-weight-complex="normal"/>
    </style:style>
    <style:style style:name="P12" style:family="paragraph" style:parent-style-name="Standard">
      <style:text-properties fo:font-weight="normal" officeooo:rsid="001979ed" officeooo:paragraph-rsid="001979ed" style:font-weight-asian="normal" style:font-weight-complex="normal"/>
    </style:style>
    <style:style style:name="P13" style:family="paragraph" style:parent-style-name="Standard">
      <style:text-properties fo:font-weight="normal" officeooo:rsid="00216c0a" officeooo:paragraph-rsid="00216c0a" style:font-weight-asian="normal" style:font-weight-complex="normal"/>
    </style:style>
    <style:style style:name="P14" style:family="paragraph" style:parent-style-name="Standard">
      <style:text-properties fo:font-weight="normal" officeooo:rsid="0022f1f0" officeooo:paragraph-rsid="0022f1f0" style:font-weight-asian="normal" style:font-weight-complex="normal"/>
    </style:style>
    <style:style style:name="P15" style:family="paragraph" style:parent-style-name="Standard">
      <style:text-properties fo:font-weight="normal" officeooo:rsid="00235dfb" officeooo:paragraph-rsid="0022f1f0" style:font-weight-asian="normal" style:font-weight-complex="normal"/>
    </style:style>
    <style:style style:name="P16" style:family="paragraph" style:parent-style-name="Standard">
      <style:text-properties fo:font-weight="normal" officeooo:rsid="00235dfb" officeooo:paragraph-rsid="00235df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45b34" officeooo:paragraph-rsid="00245b34" style:font-weight-asian="normal" style:font-weight-complex="normal"/>
    </style:style>
    <style:style style:name="P18" style:family="paragraph" style:parent-style-name="Standard">
      <style:text-properties fo:font-weight="normal" officeooo:rsid="00245b34" officeooo:paragraph-rsid="00245b34" style:font-weight-asian="normal" style:font-weight-complex="normal"/>
    </style:style>
    <style:style style:name="P19" style:family="paragraph" style:parent-style-name="Standard" style:list-style-name="L3">
      <style:text-properties fo:font-style="italic" fo:font-weight="normal" officeooo:rsid="00159793" officeooo:paragraph-rsid="0018e702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159793" officeooo:paragraph-rsid="0018e702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18e702" officeooo:paragraph-rsid="0018e702" style:font-style-asian="italic" style:font-weight-asian="normal" style:font-style-complex="italic" style:font-weight-complex="normal"/>
    </style:style>
    <style:style style:name="P22" style:family="paragraph" style:parent-style-name="Standard" style:list-style-name="L4">
      <style:text-properties fo:font-style="italic" fo:font-weight="normal" officeooo:rsid="0018e702" officeooo:paragraph-rsid="0018e702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bold" officeooo:rsid="0018e702" officeooo:paragraph-rsid="0018e702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officeooo:rsid="00194730" officeooo:paragraph-rsid="00194730"/>
    </style:style>
    <style:style style:name="P25" style:family="paragraph" style:parent-style-name="Table_20_Contents">
      <style:text-properties officeooo:rsid="001979ed" officeooo:paragraph-rsid="001979ed"/>
    </style:style>
    <style:style style:name="P26" style:family="paragraph" style:parent-style-name="Table_20_Contents">
      <style:text-properties officeooo:rsid="001a7bfe" officeooo:paragraph-rsid="001a7bfe"/>
    </style:style>
    <style:style style:name="P27" style:family="paragraph" style:parent-style-name="Table_20_Contents">
      <style:text-properties officeooo:rsid="001a7bfe" officeooo:paragraph-rsid="001e1d9e"/>
    </style:style>
    <style:style style:name="P28" style:family="paragraph" style:parent-style-name="Table_20_Contents">
      <style:text-properties officeooo:rsid="001a7bfe" officeooo:paragraph-rsid="001fc0d9"/>
    </style:style>
    <style:style style:name="P29" style:family="paragraph" style:parent-style-name="Table_20_Contents">
      <style:text-properties officeooo:rsid="001e1d9e" officeooo:paragraph-rsid="001e1d9e"/>
    </style:style>
    <style:style style:name="P30" style:family="paragraph" style:parent-style-name="Table_20_Contents">
      <style:text-properties officeooo:rsid="001e1d9e" officeooo:paragraph-rsid="001fc0d9"/>
    </style:style>
    <style:style style:name="P31" style:family="paragraph" style:parent-style-name="Table_20_Contents">
      <style:text-properties officeooo:rsid="001e1d9e" officeooo:paragraph-rsid="002154fd"/>
    </style:style>
    <style:style style:name="P32" style:family="paragraph" style:parent-style-name="Table_20_Contents">
      <style:text-properties officeooo:rsid="001fc0d9" officeooo:paragraph-rsid="001fc0d9"/>
    </style:style>
    <style:style style:name="P33" style:family="paragraph" style:parent-style-name="Table_20_Contents">
      <style:text-properties officeooo:rsid="0020e1df" officeooo:paragraph-rsid="0020e1df"/>
    </style:style>
    <style:style style:name="P34" style:family="paragraph" style:parent-style-name="Table_20_Contents">
      <style:text-properties officeooo:rsid="002154fd" officeooo:paragraph-rsid="002154fd"/>
    </style:style>
    <style:style style:name="P35" style:family="paragraph" style:parent-style-name="Table_20_Contents">
      <style:text-properties officeooo:rsid="00216c0a" officeooo:paragraph-rsid="00216c0a"/>
    </style:style>
    <style:style style:name="P36" style:family="paragraph" style:parent-style-name="Table_20_Contents">
      <style:text-properties officeooo:rsid="0022f1f0" officeooo:paragraph-rsid="0022f1f0"/>
    </style:style>
    <style:style style:name="T1" style:family="text">
      <style:text-properties officeooo:rsid="00162b8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59793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154fd" style:font-style-asian="italic" style:font-weight-asian="normal" style:font-style-complex="italic" style:font-weight-complex="normal"/>
    </style:style>
    <style:style style:name="T5" style:family="text">
      <style:text-properties officeooo:rsid="001fc0d9"/>
    </style:style>
    <style:style style:name="T6" style:family="text">
      <style:text-properties officeooo:rsid="0020e1df"/>
    </style:style>
    <style:style style:name="T7" style:family="text">
      <style:text-properties officeooo:rsid="002154fd"/>
    </style:style>
    <style:style style:name="T8" style:family="text">
      <style:text-properties officeooo:rsid="00216c0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5dfb"/>
    </style:style>
    <style:style style:name="T11" style:family="text">
      <style:text-properties officeooo:rsid="0026383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</text:p>
      <text:p text:style-name="P1">4/10/19</text:p>
      <text:p text:style-name="P1">CS4515</text:p>
      <text:p text:style-name="P1">HW5</text:p>
      <text:p text:style-name="P1"/>
      <text:p text:style-name="P1"/>
      <text:p text:style-name="P2">4.9)</text:p>
      <text:p text:style-name="P2"/>
      <text:p text:style-name="P4">Consider the following code, which multiplies two vectors that contain single-precision complex values:</text:p>
      <text:p text:style-name="P5">for (i=0;i &lt;300;i++) {</text:p>
      <text:p text:style-name="P6">c_re[i] = a_re[i] * b_re[i] - a_im[i] * b_im[i];</text:p>
      <text:p text:style-name="P6">c_im[i] = a_re[i] * b_im[i] + a_im[i] * b_re[i];</text:p>
      <text:p text:style-name="P5">}</text:p>
      <text:p text:style-name="P4">Assume that the processor runs at 700 MHz and has a maximum vector length</text:p>
      <text:p text:style-name="P4">of 64. The load/store unit has a start-up overhead of 15 cycles; the multiply unit,</text:p>
      <text:p text:style-name="P4">8 cycles; and the add/subtract unit, 5 cycles.</text:p>
      <text:p text:style-name="P2"/>
      <text:list xml:id="list1087949528874213416" text:style-name="L1">
        <text:list-item>
          <text:p text:style-name="P7">What is the arithmetic intensity of this kernel? Justify your answer.</text:p>
        </text:list-item>
      </text:list>
      <text:p text:style-name="P2"/>
      <text:p text:style-name="P3">There are four <text:span text:style-name="T1">variables being used loaded each loop:</text:span></text:p>
      <text:list xml:id="list6885209762553236647" text:style-name="L2">
        <text:list-item>
          <text:p text:style-name="P9">a_re[i]</text:p>
        </text:list-item>
        <text:list-item>
          <text:p text:style-name="P9">b_re[i]</text:p>
        </text:list-item>
        <text:list-item>
          <text:p text:style-name="P9">a_im[i]</text:p>
        </text:list-item>
        <text:list-item>
          <text:p text:style-name="P9">b_im[i]</text:p>
        </text:list-item>
      </text:list>
      <text:p text:style-name="P10"/>
      <text:p text:style-name="P10">There are 2 variables being written in each loop:</text:p>
      <text:list xml:id="list4915592874115493818" text:style-name="L3">
        <text:list-item>
          <text:p text:style-name="P19">c_re[i]</text:p>
        </text:list-item>
        <text:list-item>
          <text:p text:style-name="P19">c_im[i]</text:p>
        </text:list-item>
      </text:list>
      <text:p text:style-name="P20"/>
      <text:p text:style-name="P21">There are 6 operations per loop:</text:p>
      <text:list xml:id="list6498593065741441826" text:style-name="L4">
        <text:list-item>
          <text:p text:style-name="P22">* (4)</text:p>
        </text:list-item>
        <text:list-item>
          <text:p text:style-name="P22">+ (1)</text:p>
        </text:list-item>
        <text:list-item>
          <text:p text:style-name="P22">- (1)</text:p>
        </text:list-item>
      </text:list>
      <text:p text:style-name="P21"/>
      <text:p text:style-name="P23">Therefore the arithmetic intensity of the loop is (4+2) / 6 = 1</text:p>
      <text:p text:style-name="P2"/>
      <text:p text:style-name="P2"/>
      <text:list xml:id="list152913289626495" text:continue-list="list1087949528874213416" text:style-name="L1">
        <text:list-item>
          <text:p text:style-name="P7">Convert this loop into RV64V assembly code using strip mining.</text:p>
        </text:list-item>
      </text:list>
      <text:p text:style-name="P11"/>
      <text:p text:style-name="P11"/>
      <text:p text:style-name="P12">Based on the code shown on p. 296 of <text:span text:style-name="T10">Hennessey</text:span> and Patterson</text:p>
      <text:p text:style-name="P11"/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4">vsetdcfg</text:p>
          </table:table-cell>
          <table:table-cell table:style-name="Table1.A1" office:value-type="string">
            <text:p text:style-name="P25">2 DP FP</text:p>
          </table:table-cell>
          <table:table-cell table:style-name="Table1.C1" office:value-type="string">
            <text:p text:style-name="P25">Enable 2 64b Fl. Pt. registers</text:p>
          </table:table-cell>
        </table:table-row>
        <table:table-row>
          <table:table-cell table:style-name="Table1.A2" office:value-type="string">
            <text:p text:style-name="P34">vld</text:p>
          </table:table-cell>
          <table:table-cell table:style-name="Table1.A2" office:value-type="string">
            <text:p text:style-name="P34">v4,x4</text:p>
          </table:table-cell>
          <table:table-cell table:style-name="Table1.C2" office:value-type="string">
            <text:p text:style-name="P34">load vector <text:span text:style-name="T3">c_re</text:span></text:p>
          </table:table-cell>
        </table:table-row>
        <table:table-row>
          <table:table-cell table:style-name="Table1.A2" office:value-type="string">
            <text:p text:style-name="P34">vld</text:p>
          </table:table-cell>
          <table:table-cell table:style-name="Table1.A2" office:value-type="string">
            <text:p text:style-name="P34">v5,x5</text:p>
          </table:table-cell>
          <table:table-cell table:style-name="Table1.C2" office:value-type="string">
            <text:p text:style-name="P34">load vector <text:span text:style-name="T3">c_im</text:span></text:p>
          </table:table-cell>
        </table:table-row>
        <table:table-row>
          <table:table-cell table:style-name="Table1.A2" office:value-type="string">
            <text:p text:style-name="P26">setvl (loop)</text:p>
          </table:table-cell>
          <table:table-cell table:style-name="Table1.A2" office:value-type="string">
            <text:p text:style-name="P26">t0,a0</text:p>
          </table:table-cell>
          <table:table-cell table:style-name="Table1.C2" office:value-type="string">
            <text:p text:style-name="P26">vl = t0 = min(mvl,n)</text:p>
          </table:table-cell>
        </table:table-row>
        <table:table-row>
          <table:table-cell table:style-name="Table1.A2" office:value-type="string">
            <text:p text:style-name="P27">slli</text:p>
          </table:table-cell>
          <table:table-cell table:style-name="Table1.A2" office:value-type="string">
            <text:p text:style-name="P27">tl,t0,3</text:p>
          </table:table-cell>
          <table:table-cell table:style-name="Table1.C2" office:value-type="string">
            <text:p text:style-name="P27">tl = vl * 8 <text:s/></text:p>
          </table:table-cell>
        </table:table-row>
        <table:table-row>
          <table:table-cell table:style-name="Table1.A2" office:value-type="string">
            <text:p text:style-name="P26">vld</text:p>
          </table:table-cell>
          <table:table-cell table:style-name="Table1.A2" office:value-type="string">
            <text:p text:style-name="P26">v0,x<text:span text:style-name="T6">0</text:span></text:p>
          </table:table-cell>
          <table:table-cell table:style-name="Table1.C2" office:value-type="string">
            <text:p text:style-name="P27">load vector <text:span text:style-name="T3">a_re</text:span></text:p>
          </table:table-cell>
        </table:table-row>
        <table:table-row>
          <table:table-cell table:style-name="Table1.A2" office:value-type="string">
            <text:p text:style-name="P26">add</text:p>
          </table:table-cell>
          <table:table-cell table:style-name="Table1.A2" office:value-type="string">
            <text:p text:style-name="P26">x<text:span text:style-name="T6">0</text:span>,x<text:span text:style-name="T6">0</text:span>,t1</text:p>
          </table:table-cell>
          <table:table-cell table:style-name="Table1.C2" office:value-type="string">
            <text:p text:style-name="P27">increment pointer to <text:span text:style-name="T3">a_re</text:span> by vl*8</text:p>
          </table:table-cell>
        </table:table-row>
        <table:table-row>
          <table:table-cell table:style-name="Table1.A2" office:value-type="string">
            <text:p text:style-name="P29">vld</text:p>
          </table:table-cell>
          <table:table-cell table:style-name="Table1.A2" office:value-type="string">
            <text:p text:style-name="P29">v1,x<text:span text:style-name="T6">1</text:span></text:p>
          </table:table-cell>
          <table:table-cell table:style-name="Table1.C2" office:value-type="string">
            <text:p text:style-name="P29">load vector <text:span text:style-name="T3">b_re</text:span></text:p>
          </table:table-cell>
        </table:table-row>
        <table:table-row>
          <table:table-cell table:style-name="Table1.A2" office:value-type="string">
            <text:p text:style-name="P29">add</text:p>
          </table:table-cell>
          <table:table-cell table:style-name="Table1.A2" office:value-type="string">
            <text:p text:style-name="P29">x<text:span text:style-name="T6">1</text:span>,x<text:span text:style-name="T6">1</text:span>,t1</text:p>
          </table:table-cell>
          <table:table-cell table:style-name="Table1.C2" office:value-type="string">
            <text:p text:style-name="P29">increment pointer to <text:span text:style-name="T3">b_re </text:span><text:span text:style-name="T2">by vl*8</text:span></text:p>
          </table:table-cell>
        </table:table-row>
        <table:table-row>
          <table:table-cell table:style-name="Table1.A2" office:value-type="string">
            <text:p text:style-name="P28">vld</text:p>
          </table:table-cell>
          <table:table-cell table:style-name="Table1.A2" office:value-type="string">
            <text:p text:style-name="P32">v<text:span text:style-name="T6">2</text:span>,x<text:span text:style-name="T6">2</text:span></text:p>
          </table:table-cell>
          <table:table-cell table:style-name="Table1.C2" office:value-type="string">
            <text:p text:style-name="P28">load vector <text:span text:style-name="T3">b_im</text:span></text:p>
          </table:table-cell>
        </table:table-row>
        <table:table-row>
          <table:table-cell table:style-name="Table1.A2" office:value-type="string">
            <text:p text:style-name="P29">add</text:p>
          </table:table-cell>
          <table:table-cell table:style-name="Table1.A2" office:value-type="string">
            <text:p text:style-name="P29"><text:span text:style-name="T5">x2</text:span>,<text:span text:style-name="T5">x2</text:span>,t1</text:p>
          </table:table-cell>
          <table:table-cell table:style-name="Table1.C2" office:value-type="string">
            <text:p text:style-name="P30">increment pointer to <text:span text:style-name="T3">b_im </text:span><text:span text:style-name="T2">by vl*8</text:span></text:p>
          </table:table-cell>
        </table:table-row>
        <table:table-row>
          <table:table-cell table:style-name="Table1.A2" office:value-type="string">
            <text:p text:style-name="P29">vmul</text:p>
          </table:table-cell>
          <table:table-cell table:style-name="Table1.A2" office:value-type="string">
            <text:p text:style-name="P29"><text:span text:style-name="T5">v0</text:span>,<text:span text:style-name="T5">v2</text:span>,<text:span text:style-name="T5">v0</text:span></text:p>
          </table:table-cell>
          <table:table-cell table:style-name="Table1.C2" office:value-type="string">
            <text:p text:style-name="P30">a_re * <text:s/><text:span text:style-name="T3">b_im</text:span></text:p>
          </table:table-cell>
        </table:table-row>
        <table:table-row>
          <table:table-cell table:style-name="Table1.A2" office:value-type="string">
            <text:p text:style-name="P28">vld</text:p>
          </table:table-cell>
          <table:table-cell table:style-name="Table1.A2" office:value-type="string">
            <text:p text:style-name="P32">v<text:span text:style-name="T6">3</text:span>,x<text:span text:style-name="T6">3</text:span></text:p>
          </table:table-cell>
          <table:table-cell table:style-name="Table1.C2" office:value-type="string">
            <text:p text:style-name="P28">load vector<text:span text:style-name="T3"> a_im</text:span></text:p>
          </table:table-cell>
        </table:table-row>
        <table:table-row>
          <table:table-cell table:style-name="Table1.A2" office:value-type="string">
            <text:p text:style-name="P29">add</text:p>
          </table:table-cell>
          <table:table-cell table:style-name="Table1.A2" office:value-type="string">
            <text:p text:style-name="P29">x<text:span text:style-name="T6">3</text:span>,x<text:span text:style-name="T6">3</text:span>,t1</text:p>
          </table:table-cell>
          <table:table-cell table:style-name="Table1.C2" office:value-type="string">
            <text:p text:style-name="P30">increment pointer to <text:span text:style-name="T3">a_im </text:span><text:span text:style-name="T2">by vl*8</text:span></text:p>
          </table:table-cell>
        </table:table-row>
        <table:table-row>
          <table:table-cell table:style-name="Table1.A2" office:value-type="string">
            <text:p text:style-name="P29">vmul</text:p>
          </table:table-cell>
          <table:table-cell table:style-name="Table1.A2" office:value-type="string">
            <text:p text:style-name="P29"><text:span text:style-name="T5">v3</text:span>,<text:span text:style-name="T5">v1</text:span>,<text:span text:style-name="T5">v1</text:span></text:p>
          </table:table-cell>
          <table:table-cell table:style-name="Table1.C2" office:value-type="string">
            <text:p text:style-name="P30"><text:span text:style-name="T3">a_im * <text:s/>b_re</text:span></text:p>
          </table:table-cell>
        </table:table-row>
        <table:table-row>
          <table:table-cell table:style-name="Table1.A2" office:value-type="string">
            <text:p text:style-name="P29">vmul</text:p>
          </table:table-cell>
          <table:table-cell table:style-name="Table1.A2" office:value-type="string">
            <text:p text:style-name="P29"><text:span text:style-name="T5">v3</text:span>,<text:span text:style-name="T5">v2</text:span>,<text:span text:style-name="T5">v2</text:span></text:p>
          </table:table-cell>
          <table:table-cell table:style-name="Table1.C2" office:value-type="string">
            <text:p text:style-name="P30"><text:span text:style-name="T3">a_im * <text:s/>b_im</text:span></text:p>
          </table:table-cell>
        </table:table-row>
        <table:table-row>
          <table:table-cell table:style-name="Table1.A2" office:value-type="string">
            <text:p text:style-name="P29">vmul</text:p>
          </table:table-cell>
          <table:table-cell table:style-name="Table1.A2" office:value-type="string">
            <text:p text:style-name="P29"><text:span text:style-name="T5">v0</text:span>,<text:span text:style-name="T5">v1</text:span>,<text:span text:style-name="T5">v3</text:span></text:p>
          </table:table-cell>
          <table:table-cell table:style-name="Table1.C2" office:value-type="string">
            <text:p text:style-name="P29">a_re * b_re</text:p>
          </table:table-cell>
        </table:table-row>
        <table:table-row>
          <table:table-cell table:style-name="Table1.A2" office:value-type="string">
            <text:p text:style-name="P34">vadd</text:p>
          </table:table-cell>
          <table:table-cell table:style-name="Table1.A2" office:value-type="string">
            <text:p text:style-name="P34">v0,v1,v0</text:p>
          </table:table-cell>
          <table:table-cell table:style-name="Table1.C2" office:value-type="string">
            <text:p text:style-name="P31"><text:span text:style-name="T4">(</text:span><text:span text:style-name="T3">a_</text:span><text:span text:style-name="T4">re</text:span><text:span text:style-name="T3"> * <text:s/>b_</text:span><text:span text:style-name="T4">im) - (</text:span><text:span text:style-name="T3">a_im * <text:s/>b_</text:span><text:span text:style-name="T4">re)</text:span></text:p>
          </table:table-cell>
        </table:table-row>
        <table:table-row>
          <table:table-cell table:style-name="Table1.A2" office:value-type="string">
            <text:p text:style-name="P32">vsub</text:p>
          </table:table-cell>
          <table:table-cell table:style-name="Table1.A2" office:value-type="string">
            <text:p text:style-name="P33">v<text:span text:style-name="T7">3</text:span>,v<text:span text:style-name="T7">2</text:span>,v<text:span text:style-name="T7">1</text:span></text:p>
          </table:table-cell>
          <table:table-cell table:style-name="Table1.C2" office:value-type="string">
            <text:p text:style-name="P31"><text:span text:style-name="T4">(</text:span><text:span text:style-name="T3">a_</text:span><text:span text:style-name="T4">re</text:span><text:span text:style-name="T3"> * <text:s/>b_re</text:span><text:span text:style-name="T4">) - (</text:span><text:span text:style-name="T3">a_im * <text:s/>b_im</text:span><text:span text:style-name="T4">)</text:span></text:p>
          </table:table-cell>
        </table:table-row>
        <table:table-row>
          <table:table-cell table:style-name="Table1.A2" office:value-type="string">
            <text:p text:style-name="P26">add</text:p>
          </table:table-cell>
          <table:table-cell table:style-name="Table1.A2" office:value-type="string">
            <text:p text:style-name="P26">x<text:span text:style-name="T7">4</text:span>,x<text:span text:style-name="T7">4</text:span>,t1</text:p>
          </table:table-cell>
          <table:table-cell table:style-name="Table1.C2" office:value-type="string">
            <text:p text:style-name="P27">increment pointer to <text:span text:style-name="T7">c</text:span><text:span text:style-name="T3">_re</text:span> by vl*8</text:p>
          </table:table-cell>
        </table:table-row>
        <table:table-row>
          <table:table-cell table:style-name="Table1.A2" office:value-type="string">
            <text:p text:style-name="P26">add</text:p>
          </table:table-cell>
          <table:table-cell table:style-name="Table1.A2" office:value-type="string">
            <text:p text:style-name="P26">x<text:span text:style-name="T7">5</text:span>,x<text:span text:style-name="T7">5</text:span>,t1</text:p>
          </table:table-cell>
          <table:table-cell table:style-name="Table1.C2" office:value-type="string">
            <text:p text:style-name="P27">increment pointer to <text:span text:style-name="T7">c</text:span><text:span text:style-name="T3">_</text:span><text:span text:style-name="T4">im</text:span> by vl*8</text:p>
          </table:table-cell>
        </table:table-row>
        <table:table-row>
          <table:table-cell table:style-name="Table1.A2" office:value-type="string">
            <text:p text:style-name="P34">vst</text:p>
          </table:table-cell>
          <table:table-cell table:style-name="Table1.A2" office:value-type="string">
            <text:p text:style-name="P34">v<text:span text:style-name="T8">1</text:span>,x4</text:p>
          </table:table-cell>
          <table:table-cell table:style-name="Table1.C2" office:value-type="string">
            <text:p text:style-name="P35">store the value of <text:span text:style-name="T4">(</text:span><text:span text:style-name="T3">a_</text:span><text:span text:style-name="T4">re</text:span><text:span text:style-name="T3"> * <text:s/>b_re</text:span><text:span text:style-name="T4">) - (</text:span><text:span text:style-name="T3">a_im * <text:s/>b_im</text:span><text:span text:style-name="T4">) </text:span><text:span text:style-name="T2">in c_re</text:span></text:p>
          </table:table-cell>
        </table:table-row>
        <table:table-row>
          <table:table-cell table:style-name="Table1.A2" office:value-type="string">
            <text:p text:style-name="P34">vst</text:p>
          </table:table-cell>
          <table:table-cell table:style-name="Table1.A2" office:value-type="string">
            <text:p text:style-name="P34">v<text:span text:style-name="T8">0</text:span>,x5</text:p>
          </table:table-cell>
          <table:table-cell table:style-name="Table1.C2" office:value-type="string">
            <text:p text:style-name="P35">store the value of <text:span text:style-name="T4">(</text:span><text:span text:style-name="T3">a_</text:span><text:span text:style-name="T4">re</text:span><text:span text:style-name="T3"> * <text:s/>b_</text:span><text:span text:style-name="T4">im) - (</text:span><text:span text:style-name="T3">a_im * <text:s/>b_</text:span><text:span text:style-name="T4">re) </text:span><text:span text:style-name="T2">in c_im</text:span></text:p>
          </table:table-cell>
        </table:table-row>
        <table:table-row>
          <table:table-cell table:style-name="Table1.A2" office:value-type="string">
            <text:p text:style-name="P35">bnez</text:p>
          </table:table-cell>
          <table:table-cell table:style-name="Table1.A2" office:value-type="string">
            <text:p text:style-name="P35">a0,loop</text:p>
          </table:table-cell>
          <table:table-cell table:style-name="Table1.C2" office:value-type="string">
            <text:p text:style-name="P35">repeat if n != 0</text:p>
          </table:table-cell>
        </table:table-row>
        <table:table-row>
          <table:table-cell table:style-name="Table1.A2" office:value-type="string">
            <text:p text:style-name="P35">vdisab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5">disable vector registers</text:p>
          </table:table-cell>
        </table:table-row>
      </table:table>
      <text:p text:style-name="P11"/>
      <text:p text:style-name="P11"/>
      <text:list xml:id="list152914987365375" text:continue-numbering="true" text:style-name="L1">
        <text:list-item>
          <text:p text:style-name="P7">Assuming chaining and a single memory pipeline, how many chimes are required? How many clock cycles are required per complex result value, including start-up overhea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36">vld</text:p>
          </table:table-cell>
          <table:table-cell table:style-name="Table2.A1" office:value-type="string">
            <text:p text:style-name="P36">vld</text:p>
          </table:table-cell>
          <table:table-cell table:style-name="Table2.C1" office:value-type="string">
            <text:p text:style-name="P36">load a_re and b_re</text:p>
          </table:table-cell>
        </table:table-row>
        <table:table-row>
          <table:table-cell table:style-name="Table2.A2" office:value-type="string">
            <text:p text:style-name="P36">vmul</text:p>
          </table:table-cell>
          <table:table-cell table:style-name="Table2.A2" office:value-type="string">
            <text:p text:style-name="P35">vld</text:p>
          </table:table-cell>
          <table:table-cell table:style-name="Table2.C2" office:value-type="string">
            <text:p text:style-name="P36">a_re * b_re and load a_im</text:p>
          </table:table-cell>
        </table:table-row>
        <table:table-row>
          <table:table-cell table:style-name="Table2.A2" office:value-type="string">
            <text:p text:style-name="P36">vld</text:p>
          </table:table-cell>
          <table:table-cell table:style-name="Table2.A2" office:value-type="string">
            <text:p text:style-name="P36">vmul</text:p>
          </table:table-cell>
          <table:table-cell table:style-name="Table2.C2" office:value-type="string">
            <text:p text:style-name="P36">load b_im and a_im*b_im</text:p>
          </table:table-cell>
        </table:table-row>
        <table:table-row>
          <table:table-cell table:style-name="Table2.A2" office:value-type="string">
            <text:p text:style-name="P36">vsub</text:p>
          </table:table-cell>
          <table:table-cell table:style-name="Table2.A2" office:value-type="string">
            <text:p text:style-name="P36">vst</text:p>
          </table:table-cell>
          <table:table-cell table:style-name="Table2.C2" office:value-type="string">
            <text:p text:style-name="P36">do subtraction and store into c_re</text:p>
          </table:table-cell>
        </table:table-row>
        <table:table-row>
          <table:table-cell table:style-name="Table2.A2" office:value-type="string">
            <text:p text:style-name="P36">vmul</text:p>
          </table:table-cell>
          <table:table-cell table:style-name="Table2.A2" office:value-type="string">
            <text:p text:style-name="P36">vld</text:p>
          </table:table-cell>
          <table:table-cell table:style-name="Table2.C2" office:value-type="string">
            <text:p text:style-name="P36">a_re*b_im and load a_re</text:p>
          </table:table-cell>
        </table:table-row>
        <table:table-row>
          <table:table-cell table:style-name="Table2.A2" office:value-type="string">
            <text:p text:style-name="P36">vmul</text:p>
          </table:table-cell>
          <table:table-cell table:style-name="Table2.A2" office:value-type="string">
            <text:p text:style-name="P36">vld</text:p>
          </table:table-cell>
          <table:table-cell table:style-name="Table2.C2" office:value-type="string">
            <text:p text:style-name="P36">a_im*b_re and load b_re</text:p>
          </table:table-cell>
        </table:table-row>
        <table:table-row>
          <table:table-cell table:style-name="Table2.A2" office:value-type="string">
            <text:p text:style-name="P36">vadd</text:p>
          </table:table-cell>
          <table:table-cell table:style-name="Table2.A2" office:value-type="string">
            <text:p text:style-name="P36">vst</text:p>
          </table:table-cell>
          <table:table-cell table:style-name="Table2.C2" office:value-type="string">
            <text:p text:style-name="P36">do addition and store into c_im</text:p>
          </table:table-cell>
        </table:table-row>
      </table:table>
      <text:p text:style-name="P13"/>
      <text:p text:style-name="P14">Here <text:span text:style-name="T9">6 chimes </text:span>are required, with one extra overhead for the initial startup for the loading of a_re and b_re. </text:p>
      <text:p text:style-name="P15"/>
      <text:p text:style-name="P17">Assume <text:s/>a maximum vector length of 64. The load/store unit has a start-up overhead of 15 cycles; the multiply unit, 8 cycles; and the add/subtract unit, 5 cycles.</text:p>
      <text:p text:style-name="P16"><text:span text:style-name="T9"/></text:p>
      <text:p text:style-name="P18">Therefore total cycles per iteration = </text:p>
      <text:p text:style-name="P18"/>
      <text:p text:style-name="P18">chimes * elements + overhead </text:p>
      <text:p text:style-name="P18"/>
      <text:p text:style-name="P18">Here the overhead is the first loop:</text:p>
      <text:p text:style-name="P18"/>
      <text:p text:style-name="P18">6 loads * 15 cycles + 4 multiplication * 8 cycles + 2 add/sub * 4 cycles = 132</text:p>
      <text:p text:style-name="P18"/>
      <text:p text:style-name="P18">So total cycles <text:s/>per iteration = 6 * 64 + 132 = 516</text:p>
      <text:p text:style-name="P18"/>
      <text:p text:style-name="P18">Cycles per result = 516/<text:span text:style-name="T11">(64 * 2 (because 2 vectors are calculated))</text:span> = 4</text:p>
      <text:p text:style-name="P1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0:14:05.116254706</meta:creation-date>
    <meta:editing-duration>PT23M49S</meta:editing-duration>
    <meta:editing-cycles>4</meta:editing-cycles>
    <meta:generator>LibreOffice/5.1.6.2$Linux_X86_64 LibreOffice_project/10m0$Build-2</meta:generator>
    <dc:date>2019-04-17T15:29:13.132684250</dc:date>
    <meta:document-statistic meta:table-count="2" meta:image-count="0" meta:object-count="0" meta:page-count="3" meta:paragraph-count="133" meta:word-count="540" meta:character-count="2774" meta:non-whitespace-character-count="2361"/>
  </office:meta>
</office:document-meta>
</file>